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Brique">
      <style:graphic-properties draw:textarea-vertical-align="middle" draw:auto-grow-height="false" fo:min-height="1.25cm" fo:min-width="2.5cm"/>
    </style:style>
    <style:style style:name="gr2" style:family="graphic" style:parent-style-name="Brique">
      <style:graphic-properties draw:textarea-vertical-align="middle" draw:auto-grow-height="false" fo:min-height="1.25cm" fo:min-width="3.5cm"/>
    </style:style>
    <style:style style:name="gr3" style:family="graphic" style:parent-style-name="BDD">
      <style:graphic-properties draw:textarea-vertical-align="middle" draw:auto-grow-height="false" fo:min-height="0.813cm" fo:min-width="1.201cm"/>
    </style:style>
    <style:style style:name="gr4" style:family="graphic" style:parent-style-name="BDD">
      <style:graphic-properties draw:textarea-vertical-align="middle" draw:auto-grow-height="false" fo:min-height="0.813cm" fo:min-width="1.401cm"/>
    </style:style>
    <style:style style:name="gr5" style:family="graphic" style:parent-style-name="BDD">
      <style:graphic-properties draw:textarea-vertical-align="middle" draw:auto-grow-height="false" fo:min-height="0.501cm" fo:min-width="1.75cm"/>
    </style:style>
    <style:style style:name="gr6" style:family="graphic" style:parent-style-name="BDD">
      <style:graphic-properties draw:textarea-vertical-align="middle" draw:auto-grow-height="false" fo:min-height="0.501cm" fo:min-width="1.45cm"/>
    </style:style>
    <style:style style:name="gr7" style:family="graphic" style:parent-style-name="Flèche">
      <style:graphic-properties draw:textarea-vertical-align="middle"/>
    </style:style>
    <style:style style:name="gr8" style:family="graphic" style:parent-style-name="BDD">
      <style:graphic-properties draw:textarea-vertical-align="middle" draw:auto-grow-height="false" fo:min-height="1.251cm" fo:min-width="1.501cm"/>
    </style:style>
    <style:style style:name="gr9" style:family="graphic" style:parent-style-name="Commentaire">
      <style:graphic-properties draw:textarea-vertical-align="middle" draw:auto-grow-height="false" fo:min-height="0.45cm" fo:min-width="1.8cm"/>
    </style:style>
    <style:style style:name="gr10" style:family="graphic" style:parent-style-name="Commentaire">
      <style:graphic-properties draw:textarea-vertical-align="middle" draw:auto-grow-height="false" fo:min-height="0.45cm" fo:min-width="1.8cm"/>
    </style:style>
    <style:style style:name="gr11" style:family="graphic" style:parent-style-name="IO">
      <style:graphic-properties draw:textarea-vertical-align="middle" draw:auto-grow-height="false" fo:min-height="1.251cm" fo:min-width="1.501cm"/>
    </style:style>
    <style:style style:name="gr12" style:family="graphic" style:parent-style-name="Objet_20_sans_20_remplissage_20_et_20_sans_20_ligne">
      <style:graphic-properties draw:textarea-vertical-align="middle" draw:auto-grow-height="false" fo:min-height="0.45cm" fo:min-width="2.2cm"/>
    </style:style>
    <style:style style:name="gr13" style:family="graphic" style:parent-style-name="Brique">
      <style:graphic-properties draw:textarea-vertical-align="middle" draw:auto-grow-height="false" fo:min-height="0.85cm" fo:min-width="2.217cm"/>
    </style:style>
    <style:style style:name="gr14" style:family="graphic" style:parent-style-name="Brique">
      <style:graphic-properties draw:textarea-vertical-align="middle" draw:auto-grow-height="false" fo:min-height="0.85cm" fo:min-width="1.55cm"/>
    </style:style>
    <style:style style:name="gr15" style:family="graphic" style:parent-style-name="Brique">
      <style:graphic-properties draw:textarea-vertical-align="middle" draw:auto-grow-height="false" fo:min-height="0.85cm" fo:min-width="2.216cm"/>
    </style:style>
    <style:style style:name="gr16" style:family="graphic" style:parent-style-name="Brique">
      <style:graphic-properties draw:textarea-vertical-align="middle" draw:auto-grow-height="false" fo:min-height="0.85cm" fo:min-width="1.65cm"/>
    </style:style>
    <style:style style:name="gr17" style:family="graphic" style:parent-style-name="Brique">
      <style:graphic-properties draw:textarea-vertical-align="middle" draw:auto-grow-height="false" fo:min-height="0.85cm" fo:min-width="1.2cm"/>
    </style:style>
    <style:style style:name="gr18" style:family="graphic" style:parent-style-name="Commentaire">
      <style:graphic-properties draw:textarea-vertical-align="middle" draw:auto-grow-height="false" fo:min-height="0.424cm" fo:min-width="0.571cm"/>
    </style:style>
    <style:style style:name="gr19" style:family="graphic" style:parent-style-name="Brique">
      <style:graphic-properties draw:textarea-vertical-align="middle" draw:auto-grow-height="false" fo:min-height="0.85cm" fo:min-width="1.7cm"/>
    </style:style>
    <style:style style:name="gr20" style:family="graphic" style:parent-style-name="Brique">
      <style:graphic-properties draw:textarea-vertical-align="middle" draw:auto-grow-height="false" fo:min-height="0.85cm" fo:min-width="1.96cm"/>
    </style:style>
    <style:style style:name="gr21" style:family="graphic" style:parent-style-name="Brique">
      <style:graphic-properties draw:textarea-vertical-align="middle" draw:auto-grow-height="false" fo:min-height="0.85cm" fo:min-width="2.171cm"/>
    </style:style>
    <style:style style:name="gr22" style:family="graphic" style:parent-style-name="Brique">
      <style:graphic-properties draw:textarea-vertical-align="middle" draw:auto-grow-height="false" fo:min-height="0.85cm" fo:min-width="1.829cm"/>
    </style:style>
    <style:style style:name="gr23" style:family="graphic" style:parent-style-name="Brique">
      <style:graphic-properties draw:textarea-vertical-align="middle" draw:auto-grow-height="false" fo:min-height="0.85cm" fo:min-width="2.35cm"/>
    </style:style>
    <style:style style:name="P1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3cm" svg:height="1.5cm" svg:x="4.7cm" svg:y="5.15cm">
          <text:p text:style-name="P1">Step 1.<text:line-break/>Preprocess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3" draw:id="id3" draw:layer="layout" svg:width="4cm" svg:height="1.5cm" svg:x="12.3cm" svg:y="8.35cm">
          <text:p text:style-name="P1">Step 2. <text:line-break/>TerminologyExtrac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" draw:id="id1" draw:layer="layout" svg:width="1.7cm" svg:height="1.7cm" svg:x="2.1cm" svg:y="5.05cm">
          <text:p text:style-name="P1">Text<text:line-break/>Corpus<text:line-break/>*.txt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1" xml:id="id6" draw:id="id6" draw:layer="layout" svg:width="1.9cm" svg:height="1.7cm" svg:x="8.9cm" svg:y="5cm">
          <text:p text:style-name="P1">Prepared<text:line-break/>Corpus<text:line-break/>*.json, or *.xmi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1" xml:id="id5" draw:id="id5" draw:layer="layout" svg:width="2.5cm" svg:height="1cm" svg:x="8.5cm" svg:y="8.7cm">
          <text:p text:style-name="P1">Raw terminology<text:line-break/><text:span text:style-name="T1">raw-termino.jso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1" xml:id="id4" draw:id="id4" draw:layer="layout" svg:width="2.2cm" svg:height="1cm" svg:x="17.4cm" svg:y="8.5cm">
          <text:p text:style-name="P1">Terminology<text:line-break/><text:span text:style-name="T1">termino.jso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7" draw:text-style-name="P1" draw:layer="layout" draw:type="line" svg:x1="3.8cm" svg:y1="5.9cm" svg:x2="4.7cm" svg:y2="5.9cm" draw:start-shape="id1" draw:start-glue-point="8" draw:end-shape="id2" draw:end-glue-point="3" svg:d="M3800 5900h900" svg:viewBox="0 0 901 1">
          <text:p/>
        </draw:connector>
        <draw:connector draw:style-name="gr7" draw:text-style-name="P1" draw:layer="layout" draw:type="line" svg:x1="16.3cm" svg:y1="9.1cm" svg:x2="17.4cm" svg:y2="9.125cm" draw:start-shape="id3" draw:start-glue-point="1" draw:end-shape="id4" draw:end-glue-point="6" svg:d="M16300 9100l1100 25" svg:viewBox="0 0 1101 26">
          <text:p/>
        </draw:connector>
        <draw:connector draw:style-name="gr7" draw:text-style-name="P1" draw:layer="layout" draw:type="curve" svg:x1="11cm" svg:y1="9.075cm" svg:x2="12.3cm" svg:y2="9.1cm" draw:start-shape="id5" draw:start-glue-point="9" draw:end-shape="id3" draw:end-glue-point="3" svg:d="M11000 9075c976 0 327 25 1300 25" svg:viewBox="0 0 1301 26">
          <text:p/>
        </draw:connector>
        <draw:connector draw:style-name="gr7" draw:text-style-name="P1" draw:layer="layout" draw:type="curve" svg:x1="7.7cm" svg:y1="5.9cm" svg:x2="8.9cm" svg:y2="5.85cm" draw:start-shape="id2" draw:start-glue-point="1" draw:end-shape="id6" draw:end-glue-point="6" svg:d="M7700 5900c900 0 300-50 1200-50" svg:viewBox="0 0 1201 51">
          <text:p/>
        </draw:connector>
        <draw:custom-shape draw:style-name="gr1" draw:text-style-name="P1" xml:id="id8" draw:id="id8" draw:layer="layout" svg:width="3cm" svg:height="1.5cm" svg:x="6.6cm" svg:y="16.5cm">
          <text:p text:style-name="P1">Step 3.<text:line-break/>Align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curve" svg:x1="11.35cm" svg:y1="15.3cm" svg:x2="8.1cm" svg:y2="16.5cm" draw:start-shape="id7" draw:end-shape="id8" draw:end-glue-point="0" svg:d="M11350 15300c0 901-3250 302-3250 1200" svg:viewBox="0 0 3251 1201">
          <text:p/>
        </draw:connector>
        <draw:custom-shape draw:style-name="gr6" draw:text-style-name="P1" xml:id="id9" draw:id="id9" draw:layer="layout" svg:width="2.2cm" svg:height="1cm" svg:x="4.5cm" svg:y="13.95cm">
          <text:p text:style-name="P1">Source<text:line-break/>Terminology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1" xml:id="id10" draw:id="id10" draw:layer="layout" svg:width="2.2cm" svg:height="1cm" svg:x="7.5cm" svg:y="13.95cm">
          <text:p text:style-name="P1">Target<text:line-break/>Terminology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1" xml:id="id7" draw:id="id7" draw:layer="layout" svg:width="1.7cm" svg:height="1.7cm" svg:x="10.5cm" svg:y="13.6cm">
          <text:p text:style-name="P1">Bilingual<text:line-break/>Dictionary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7" draw:text-style-name="P1" draw:layer="layout" draw:type="curve" svg:x1="5.475cm" svg:y1="14.95cm" svg:x2="8.1cm" svg:y2="16.5cm" draw:start-shape="id9" draw:start-glue-point="7" draw:end-shape="id8" draw:end-glue-point="0" svg:d="M5475 14950c0 1164 2625 389 2625 1550" svg:viewBox="0 0 2626 1551">
          <text:p/>
        </draw:connector>
        <draw:connector draw:style-name="gr7" draw:text-style-name="P1" draw:layer="layout" draw:type="curve" svg:x1="8.475cm" svg:y1="14.95cm" svg:x2="8.1cm" svg:y2="16.5cm" draw:start-shape="id10" draw:start-glue-point="7" draw:end-shape="id8" draw:end-glue-point="0" svg:d="M8475 14950c0 1164-375 389-375 1550" svg:viewBox="0 0 376 1551">
          <text:p/>
        </draw:connector>
        <draw:custom-shape draw:style-name="gr8" draw:text-style-name="P1" xml:id="id11" draw:id="id11" draw:layer="layout" svg:width="2cm" svg:height="1.7cm" svg:x="11.8cm" svg:y="16.4cm">
          <text:p text:style-name="P1">Translation<text:line-break/>candidates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7" draw:text-style-name="P1" draw:layer="layout" draw:type="line" svg:x1="9.6cm" svg:y1="17.25cm" svg:x2="11.8cm" svg:y2="17.25cm" draw:start-shape="id8" draw:start-glue-point="1" draw:end-shape="id11" draw:end-glue-point="5" svg:d="M9600 17250h2200" svg:viewBox="0 0 2201 1">
          <text:p/>
        </draw:connector>
        <draw:custom-shape draw:style-name="gr9" draw:text-style-name="P1" draw:layer="layout" svg:width="2.3cm" svg:height="0.7cm" svg:x="5.1cm" svg:y="6.9cm">
          <text:p text:style-name="P1">NLP Preprocessings, </text:p>
          <text:p text:style-name="P1">Multi-word term spotting,</text:p>
          <text:p text:style-name="P1">contextualization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3cm" svg:height="0.7cm" svg:x="13.2cm" svg:y="10.1cm">
          <text:p text:style-name="P1">Term specificity computing, <text:line-break/>variant gathering, post-</text:p>
          <text:p text:style-name="P1">processings, filtering, ranking 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3cm" svg:height="0.7cm" svg:x="8.6cm" svg:y="10.1cm">
          <text:p text:style-name="P1">A terminology structure containing </text:p>
          <text:p text:style-name="P1">all terms spotted by Preprocessor,<text:line-break/>but without any further meaningfull <text:line-break/>data at that step.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3cm" svg:height="0.7cm" svg:x="17.3cm" svg:y="9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3cm" svg:height="0.7cm" svg:x="17.3cm" svg:y="9.7cm">
          <text:p text:style-name="P1">The ranked and <text:line-break/>organized terminology<text:line-break/>of the domain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3cm" svg:height="0.7cm" svg:x="7cm" svg:y="18.4cm">
          <text:p text:style-name="P1">Distributional, compositional,</text:p>
          <text:p text:style-name="P1">Semi-distributional, morphological, <text:line-break/>and neoclassical <text:line-break/>multi-word term alignment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cm" svg:height="1.7cm" svg:x="11.801cm" svg:y="16.401cm">
          <text:p text:style-name="P1">Translation<text:line-break/>candidates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1" xml:id="id12" draw:id="id12" draw:layer="layout" svg:width="2cm" svg:height="1.7cm" svg:x="3.1cm" svg:y="16.4cm">
          <text:p text:style-name="P1">Source term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7" draw:text-style-name="P1" draw:layer="layout" draw:type="line" svg:x1="5.1cm" svg:y1="17.25cm" svg:x2="6.6cm" svg:y2="17.25cm" draw:start-shape="id12" draw:start-glue-point="7" draw:end-shape="id8" svg:d="M5100 17250h1500" svg:viewBox="0 0 1501 1">
          <text:p/>
        </draw:connector>
        <draw:custom-shape draw:style-name="gr12" draw:text-style-name="P1" xml:id="id13" draw:id="id13" draw:layer="layout" svg:width="2.7cm" svg:height="0.7cm" svg:x="8.5cm" svg:y="7.3cm">
          <text:p text:style-name="P1"><text:span text:style-name="T1">Terms</text:span><text:span text:style-name="T1"><text:line-break/></text:span><text:span text:style-name="T1">impor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line" svg:x1="9.85cm" svg:y1="6.7cm" svg:x2="9.85cm" svg:y2="7.3cm" draw:start-shape="id6" draw:start-glue-point="7" draw:end-shape="id13" svg:d="M9850 6700v600" svg:viewBox="0 0 1 601">
          <text:p/>
        </draw:connector>
        <draw:connector draw:style-name="gr7" draw:text-style-name="P1" draw:layer="layout" draw:type="line" svg:x1="9.85cm" svg:y1="8cm" svg:x2="9.875cm" svg:y2="8.7cm" draw:start-shape="id13" draw:start-glue-point="2" draw:end-shape="id5" draw:end-glue-point="4" svg:d="M9850 8000l25 700" svg:viewBox="0 0 26 701">
          <text:p/>
        </draw:connector>
        <draw:custom-shape draw:style-name="gr13" draw:text-style-name="P1" xml:id="id14" draw:id="id14" draw:layer="layout" svg:width="2.717cm" svg:height="1.1cm" svg:x="2.5cm" svg:y="20.6cm">
          <text:p text:style-name="P1">Word<text:line-break/>Tokeniz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xml:id="id15" draw:id="id15" draw:layer="layout" svg:width="2.05cm" svg:height="1.1cm" svg:x="5.611cm" svg:y="20.6cm">
          <text:p text:style-name="P1">POS<text:line-break/>Tagg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xml:id="id16" draw:id="id16" draw:layer="layout" svg:width="2.716cm" svg:height="1.1cm" svg:x="8.357cm" svg:y="20.6cm">
          <text:p text:style-name="P1">Lemmatiz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xml:id="id18" draw:id="id18" draw:layer="layout" svg:width="2.15cm" svg:height="1.1cm" svg:x="14.498cm" svg:y="20.6cm">
          <text:p text:style-name="P1">Stemm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xml:id="id19" draw:id="id19" draw:layer="layout" svg:width="1.7cm" svg:height="1.1cm" svg:x="17.5cm" svg:y="20.6cm">
          <text:p text:style-name="P1">Term<text:line-break/>Spott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line" svg:x1="1.773cm" svg:y1="21.167cm" svg:x2="2.5cm" svg:y2="21.15cm" draw:end-shape="id14" draw:end-glue-point="3" svg:d="M1773 21167l727-17" svg:viewBox="0 0 728 18">
          <text:p/>
        </draw:connector>
        <draw:connector draw:style-name="gr7" draw:text-style-name="P1" draw:layer="layout" draw:type="line" svg:x1="5.217cm" svg:y1="21.15cm" svg:x2="5.611cm" svg:y2="21.15cm" draw:start-shape="id14" draw:start-glue-point="1" draw:end-shape="id15" draw:end-glue-point="3" svg:d="M5217 21150h394" svg:viewBox="0 0 395 1">
          <text:p/>
        </draw:connector>
        <draw:connector draw:style-name="gr7" draw:text-style-name="P1" draw:layer="layout" draw:type="line" svg:x1="7.661cm" svg:y1="21.15cm" svg:x2="8.357cm" svg:y2="21.15cm" draw:start-shape="id15" draw:start-glue-point="1" draw:end-shape="id16" draw:end-glue-point="3" svg:d="M7661 21150h696" svg:viewBox="0 0 697 1">
          <text:p/>
        </draw:connector>
        <draw:connector draw:style-name="gr7" draw:text-style-name="P1" draw:layer="layout" draw:type="line" svg:x1="11.073cm" svg:y1="21.15cm" svg:x2="11.7cm" svg:y2="21.15cm" draw:start-shape="id16" draw:start-glue-point="1" draw:end-shape="id17" draw:end-glue-point="3" svg:d="M11073 21150h627" svg:viewBox="0 0 628 1">
          <text:p/>
        </draw:connector>
        <draw:connector draw:style-name="gr7" draw:text-style-name="P1" draw:layer="layout" draw:type="line" svg:x1="16.648cm" svg:y1="21.15cm" svg:x2="17.5cm" svg:y2="21.15cm" draw:start-shape="id18" draw:start-glue-point="1" draw:end-shape="id19" draw:end-glue-point="3" svg:d="M16648 21150h852" svg:viewBox="0 0 853 1">
          <text:p/>
        </draw:connector>
        <draw:connector draw:style-name="gr7" draw:text-style-name="P1" draw:layer="layout" draw:type="line" svg:x1="19.2cm" svg:y1="21.15cm" svg:x2="20.506cm" svg:y2="21.167cm" draw:start-shape="id19" draw:start-glue-point="1" svg:d="M19200 21150l1306 17" svg:viewBox="0 0 1307 18">
          <text:p/>
        </draw:connector>
        <draw:custom-shape draw:style-name="gr18" draw:text-style-name="P1" draw:layer="layout" svg:width="1.071cm" svg:height="0.674cm" svg:x="19.5cm" svg:y="20.2cm">
          <text:p text:style-name="P1">List<text:line-break/>of terms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.071cm" svg:height="0.674cm" svg:x="1.3cm" svg:y="20.5cm">
          <text:p text:style-name="P1">String</text:p>
          <draw:enhanced-geometry svg:viewBox="0 0 21600 21600" draw:type="rectangle" draw:enhanced-path="M 0 0 L 21600 0 21600 21600 0 21600 0 0 Z N"/>
        </draw:custom-shape>
        <draw:custom-shape draw:style-name="gr19" draw:text-style-name="P1" xml:id="id17" draw:id="id17" draw:layer="layout" svg:width="2.2cm" svg:height="1.1cm" svg:x="11.7cm" svg:y="20.6cm">
          <text:p text:style-name="P1">Normaliz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line" svg:x1="13.9cm" svg:y1="21.15cm" svg:x2="14.498cm" svg:y2="21.15cm" draw:start-shape="id17" draw:start-glue-point="1" draw:end-shape="id18" svg:d="M13900 21150h598" svg:viewBox="0 0 599 1">
          <text:p/>
        </draw:connector>
        <draw:custom-shape draw:style-name="gr13" draw:text-style-name="P1" xml:id="id20" draw:id="id20" draw:layer="layout" svg:width="2.717cm" svg:height="1.1cm" svg:x="13.2cm" svg:y="22.9cm">
          <text:p text:style-name="P1">Prepara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xml:id="id21" draw:id="id21" draw:layer="layout" svg:width="2.46cm" svg:height="1.1cm" svg:x="9.663cm" svg:y="22.9cm">
          <text:p text:style-name="P1">Contextualiz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xml:id="id22" draw:id="id22" draw:layer="layout" svg:width="2.716cm" svg:height="1.1cm" svg:x="5.871cm" svg:y="22.9cm">
          <text:p text:style-name="P1">Pre-gathering<text:line-break/>Clean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xml:id="id25" draw:id="id25" draw:layer="layout" svg:width="2.15cm" svg:height="1.1cm" svg:x="2.489cm" svg:y="25.05cm">
          <text:p text:style-name="P1">Term<text:line-break/>Gather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xml:id="id26" draw:id="id26" draw:layer="layout" svg:width="2.671cm" svg:height="1.1cm" svg:x="5.891cm" svg:y="25.05cm">
          <text:p text:style-name="P1">Post-gathering<text:line-break/>Clean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line" svg:x1="17.357cm" svg:y1="23.469cm" svg:x2="15.917cm" svg:y2="23.45cm" draw:end-shape="id20" draw:end-glue-point="1" svg:d="M17357 23469l-1440-19" svg:viewBox="0 0 1441 20">
          <text:p/>
        </draw:connector>
        <draw:connector draw:style-name="gr7" draw:text-style-name="P1" draw:layer="layout" draw:type="line" svg:x1="13.2cm" svg:y1="23.45cm" svg:x2="12.123cm" svg:y2="23.45cm" draw:start-shape="id20" draw:start-glue-point="3" draw:end-shape="id21" draw:end-glue-point="1" svg:d="M13200 23450h-1077" svg:viewBox="0 0 1078 1">
          <text:p/>
        </draw:connector>
        <draw:connector draw:style-name="gr7" draw:text-style-name="P1" draw:layer="layout" draw:type="line" svg:x1="9.663cm" svg:y1="23.45cm" svg:x2="8.587cm" svg:y2="23.45cm" draw:start-shape="id21" draw:start-glue-point="3" draw:end-shape="id22" svg:d="M9663 23450h-1076" svg:viewBox="0 0 1077 1">
          <text:p/>
        </draw:connector>
        <draw:connector draw:style-name="gr7" draw:text-style-name="P1" draw:layer="layout" draw:type="line" svg:x1="5.871cm" svg:y1="23.45cm" svg:x2="4.729cm" svg:y2="23.45cm" draw:start-shape="id22" draw:start-glue-point="3" draw:end-shape="id23" draw:end-glue-point="1" svg:d="M5871 23450h-1142" svg:viewBox="0 0 1143 1">
          <text:p/>
        </draw:connector>
        <draw:connector draw:style-name="gr7" draw:text-style-name="P1" draw:layer="layout" draw:type="line" svg:x1="12.513cm" svg:y1="25.6cm" svg:x2="14.102cm" svg:y2="25.612cm" draw:start-shape="id24" draw:start-glue-point="1" svg:d="M12513 25600l1589 12" svg:viewBox="0 0 1590 13">
          <text:p/>
        </draw:connector>
        <draw:custom-shape draw:style-name="gr18" draw:text-style-name="P1" draw:layer="layout" svg:width="1.071cm" svg:height="0.674cm" svg:x="13.229cm" svg:y="24.8cm">
          <text:p text:style-name="P1">Terminology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.071cm" svg:height="0.674cm" svg:x="16.4cm" svg:y="22.6cm">
          <text:p text:style-name="P1">Prepared<text:line-break/>corpus</text:p>
          <draw:enhanced-geometry svg:viewBox="0 0 21600 21600" draw:type="rectangle" draw:enhanced-path="M 0 0 L 21600 0 21600 21600 0 21600 0 0 Z N"/>
        </draw:custom-shape>
        <draw:custom-shape draw:style-name="gr22" draw:text-style-name="P1" xml:id="id23" draw:id="id23" draw:layer="layout" svg:width="2.329cm" svg:height="1.1cm" svg:x="2.4cm" svg:y="22.9cm">
          <text:p text:style-name="P1">Morphological<text:line-break/>Splitt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line" svg:x1="3.564cm" svg:y1="24cm" svg:x2="3.564cm" svg:y2="25.05cm" draw:start-shape="id23" draw:start-glue-point="2" draw:end-shape="id25" draw:end-glue-point="0" svg:d="M3564 24000v1050" svg:viewBox="0 0 1 1051">
          <text:p/>
        </draw:connector>
        <draw:custom-shape draw:style-name="gr23" draw:text-style-name="P1" xml:id="id24" draw:id="id24" draw:layer="layout" svg:width="2.85cm" svg:height="1.1cm" svg:x="9.663cm" svg:y="25.05cm">
          <text:p text:style-name="P1">PostProcesso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line" svg:x1="4.639cm" svg:y1="25.6cm" svg:x2="5.891cm" svg:y2="25.6cm" draw:start-shape="id25" draw:start-glue-point="1" draw:end-shape="id26" draw:end-glue-point="3" svg:d="M4639 25600h1252" svg:viewBox="0 0 1253 1">
          <text:p/>
        </draw:connector>
        <draw:connector draw:style-name="gr7" draw:text-style-name="P1" draw:layer="layout" draw:type="line" svg:x1="8.562cm" svg:y1="25.6cm" svg:x2="9.663cm" svg:y2="25.6cm" draw:start-shape="id26" draw:start-glue-point="1" draw:end-shape="id24" draw:end-glue-point="3" svg:d="M8562 25600h1101" svg:viewBox="0 0 1102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.5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que" style:family="graphic" style:parent-style-name="standard">
      <style:graphic-properties draw:stroke-dash="Dashed_20__28_var_29__20_3" draw:fill-gradient-name="Gradient_20_2" draw:fill-hatch-name="Hatching_20_1" draw:fill-image-name="Bitmap_20_1" draw:fill-image-width="0cm" draw:fill-image-height="0cm"/>
      <style:text-properties fo:font-size="10.5pt"/>
    </style:style>
    <style:style style:name="BDD" style:family="graphic" style:parent-style-name="standard">
      <style:graphic-properties draw:stroke-dash="Dashed_20__28_var_29__20_3" svg:stroke-color="#aecf00" draw:fill-color="#ccffcc" draw:fill-image-width="0cm" draw:fill-image-height="0cm"/>
      <style:text-properties fo:font-size="8pt"/>
    </style:style>
    <style:style style:name="Flèche" style:family="graphic" style:parent-style-name="standard">
      <style:graphic-properties svg:stroke-color="#2c001e" draw:marker-end="Arrow" draw:marker-end-width="0.15cm"/>
    </style:style>
    <style:style style:name="Commentaire" style:family="graphic" style:parent-style-name="text">
      <style:text-properties fo:font-size="8pt" fo:font-style="italic"/>
    </style:style>
    <style:style style:name="IO" style:family="graphic" style:parent-style-name="standard">
      <style:graphic-properties svg:stroke-color="#ff950e" draw:fill-color="#ffcc99"/>
      <style:text-properties fo:font-size="8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mien Cram</meta:initial-creator>
    <meta:creation-date>2017-05-05T10:47:58.951638463</meta:creation-date>
    <dc:date>2017-05-09T11:12:36.311324451</dc:date>
    <dc:creator>Damien Cram</dc:creator>
    <meta:editing-duration>PT11M36S</meta:editing-duration>
    <meta:editing-cycles>6</meta:editing-cycles>
    <meta:generator>LibreOffice/5.1.6.2$Linux_X86_64 LibreOffice_project/10m0$Build-2</meta:generator>
    <meta:document-statistic meta:object-count="63"/>
  </office:meta>
</office:document-meta>
</file>